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, Verdan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0.5674in"/>
    </style:style>
    <style:style style:name="Table5.B" style:family="table-column">
      <style:table-column-properties style:column-width="0.1847in"/>
    </style:style>
    <style:style style:name="Table5.C" style:family="table-column">
      <style:table-column-properties style:column-width="3.3104in"/>
    </style:style>
    <style:style style:name="Table5.D" style:family="table-column">
      <style:table-column-properties style:column-width="0.3125in"/>
    </style:style>
    <style:style style:name="Table5.E" style:family="table-column">
      <style:table-column-properties style:column-width="2.3229in"/>
    </style:style>
    <style:style style:name="Table5.A1" style:family="table-cell">
      <style:table-cell-properties fo:padding="0.0278in" fo:border="none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9951in"/>
    </style:style>
    <style:style style:name="Table2.C" style:family="table-column">
      <style:table-column-properties style:column-width="0.2549in"/>
    </style:style>
    <style:style style:name="Table2.D" style:family="table-column">
      <style:table-column-properties style:column-width="5.1354in"/>
    </style:style>
    <style:style style:name="Table2.A1" style:family="table-cell">
      <style:table-cell-properties fo:padding="0.0278in" fo:border="non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2.1667in" style:rel-column-width="21845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9951in"/>
    </style:style>
    <style:style style:name="Table1.C" style:family="table-column">
      <style:table-column-properties style:column-width="0.2549in"/>
    </style:style>
    <style:style style:name="Table1.D" style:family="table-column">
      <style:table-column-properties style:column-width="5.1354in"/>
    </style:style>
    <style:style style:name="Table1.A1" style:family="table-cell">
      <style:table-cell-properties fo:padding="0.0278in" fo:border="none"/>
    </style:style>
    <style:style style:name="P1" style:family="paragraph" style:parent-style-name="Table_20_Contents">
      <style:paragraph-properties fo:margin-top="0in" fo:margin-bottom="0in" loext:contextual-spacing="false"/>
      <style:text-properties fo:color="#000000" style:font-name="Carlito" fo:font-size="12pt" officeooo:rsid="0013a369" officeooo:paragraph-rsid="0013a369" style:font-size-asian="12pt" style:font-size-complex="12pt"/>
    </style:style>
    <style:style style:name="P2" style:family="paragraph" style:parent-style-name="Table_20_Contents">
      <style:paragraph-properties fo:margin-top="0in" fo:margin-bottom="0in" loext:contextual-spacing="false"/>
      <style:text-properties fo:color="#000000" style:font-name="Carlito" fo:font-size="12pt" officeooo:rsid="000c4a2d" officeooo:paragraph-rsid="0013a369" style:font-size-asian="12pt" style:font-size-complex="12pt"/>
    </style:style>
    <style:style style:name="P3" style:family="paragraph" style:parent-style-name="Table_20_Contents">
      <style:paragraph-properties fo:margin-top="0in" fo:margin-bottom="0in" loext:contextual-spacing="false"/>
      <style:text-properties style:font-name="Carlito" fo:font-size="12pt" officeooo:paragraph-rsid="001b1cf3" style:font-size-asian="12pt" style:font-size-complex="12pt"/>
    </style:style>
    <style:style style:name="P4" style:family="paragraph" style:parent-style-name="Table_20_Contents">
      <style:paragraph-properties fo:margin-top="0in" fo:margin-bottom="0in" loext:contextual-spacing="false"/>
      <style:text-properties style:font-name="Carlito" fo:font-size="12pt" officeooo:rsid="001b1cf3" officeooo:paragraph-rsid="001b1cf3" style:font-size-asian="12pt" style:font-size-complex="12pt"/>
    </style:style>
    <style:style style:name="P5" style:family="paragraph" style:parent-style-name="Table_20_Contents">
      <style:paragraph-properties fo:margin-top="0in" fo:margin-bottom="0in" loext:contextual-spacing="false"/>
      <style:text-properties style:font-name="Carlito" fo:font-size="12pt" officeooo:paragraph-rsid="001b5fad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fo:color="#000000" style:font-name="Carlito" fo:font-size="12pt" officeooo:rsid="0013a369" officeooo:paragraph-rsid="0013a369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fo:color="#000000" style:font-name="Carlito" fo:font-size="12pt" officeooo:rsid="0002b08e" officeooo:paragraph-rsid="0013a369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Carlito" fo:font-size="12pt" officeooo:rsid="000e2f0f" officeooo:paragraph-rsid="001552d1" style:font-size-asian="12pt" style:font-name-complex="Arial" style:font-size-complex="12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Carlito" fo:font-size="11pt" style:text-underline-style="none" fo:font-weight="normal" officeooo:rsid="0013a369" officeooo:paragraph-rsid="0013a369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Carlito" fo:font-size="11pt" style:text-underline-style="none" fo:font-weight="normal" officeooo:rsid="0013a369" officeooo:paragraph-rsid="0013a369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style:font-name="Carlito" fo:font-size="12pt" officeooo:rsid="001b1cf3" officeooo:paragraph-rsid="001b1cf3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font-name="Carlito" fo:font-size="12pt" officeooo:rsid="001b1cf3" officeooo:paragraph-rsid="001b5fad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font-name="Carlito" fo:font-size="12pt" officeooo:rsid="001552d1" officeooo:paragraph-rsid="001552d1" style:font-size-asian="12pt" style:font-name-complex="Arial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writing-mode="lr-tb">
        <style:tab-stops/>
      </style:paragraph-properties>
      <style:text-properties fo:color="#000000" style:font-name="Carlito" fo:font-size="12pt" fo:font-weight="normal" officeooo:rsid="001b1cf3" officeooo:paragraph-rsid="001b5fad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Carlito" fo:font-size="20pt" style:text-underline-style="none" fo:font-weight="bold" officeooo:rsid="0019d6e7" officeooo:paragraph-rsid="0019d6e7" style:font-size-asian="20pt" style:font-weight-asian="bold" style:font-name-complex="Arial" style:font-size-complex="20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style:font-name="Carlito" fo:font-size="12pt" officeooo:rsid="001b1cf3" officeooo:paragraph-rsid="001b5fad" style:font-size-asian="12pt" style:font-name-complex="Arial" style:font-size-complex="12pt"/>
    </style:style>
    <style:style style:name="P17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style:font-name="Carlito" fo:font-size="12pt" officeooo:rsid="00093898" officeooo:paragraph-rsid="000a6c1d" style:font-size-asian="12pt" style:font-size-complex="12pt"/>
    </style:style>
    <style:style style:name="P18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style:font-name="Carlito" fo:font-size="12pt" officeooo:rsid="00093898" officeooo:paragraph-rsid="00173635" style:font-size-asian="12pt" style:font-size-complex="12pt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style:font-name="Carlito" fo:font-size="12pt" officeooo:rsid="00093898" officeooo:paragraph-rsid="001b1cf3" style:font-size-asian="12pt" style:font-size-complex="12pt"/>
    </style:style>
    <style:style style:name="P20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style:font-name="Carlito" fo:font-size="12pt" officeooo:rsid="00093898" officeooo:paragraph-rsid="001b1cf3" style:font-size-asian="12pt" style:font-size-complex="12pt"/>
    </style:style>
    <style:style style:name="P21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style:font-name="Carlito" fo:font-size="12pt" officeooo:rsid="001b1cf3" officeooo:paragraph-rsid="001b1cf3" style:font-size-asian="12pt" style:font-size-complex="12pt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style:font-name="Carlito" fo:font-size="12pt" fo:font-weight="normal" officeooo:rsid="001b1cf3" officeooo:paragraph-rsid="001b1cf3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margin-top="0in" fo:margin-bottom="0in" loext:contextual-spacing="false" fo:text-align="center" style:justify-single-word="false" style:writing-mode="lr-tb"/>
      <style:text-properties style:font-name="Carlito"/>
    </style:style>
    <style:style style:name="P24" style:family="paragraph" style:parent-style-name="Standard">
      <style:paragraph-properties fo:margin-top="0in" fo:margin-bottom="0.1in" loext:contextual-spacing="false" fo:line-height="100%" fo:text-align="justify" style:justify-single-word="false">
        <style:tab-stops/>
      </style:paragraph-properties>
      <style:text-properties fo:color="#000000" style:font-name="Carlito" fo:font-size="12pt" fo:font-weight="normal" officeooo:rsid="00136800" officeooo:paragraph-rsid="001552d1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fo:margin-top="0in" fo:margin-bottom="0.1in" loext:contextual-spacing="false" fo:line-height="100%" fo:text-align="justify" style:justify-single-word="false">
        <style:tab-stops/>
      </style:paragraph-properties>
      <style:text-properties fo:color="#000000" style:font-name="Carlito" fo:font-size="12pt" fo:font-weight="normal" officeooo:rsid="000a6c1d" officeooo:paragraph-rsid="001b1cf3" style:font-size-asian="12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fo:margin-top="0in" fo:margin-bottom="0.1in" loext:contextual-spacing="false" fo:line-height="100%" fo:text-align="justify" style:justify-single-word="false">
        <style:tab-stops/>
      </style:paragraph-properties>
      <style:text-properties style:font-name="Carlito" fo:font-size="12pt" officeooo:rsid="000a6c1d" officeooo:paragraph-rsid="00136800" style:font-size-asian="12pt" style:font-name-complex="Arial" style:font-size-complex="12pt"/>
    </style:style>
    <style:style style:name="P27" style:family="paragraph" style:parent-style-name="Standard">
      <style:paragraph-properties fo:margin-top="0in" fo:margin-bottom="0.1in" loext:contextual-spacing="false" fo:line-height="100%" fo:text-align="justify" style:justify-single-word="false">
        <style:tab-stops/>
      </style:paragraph-properties>
      <style:text-properties style:font-name="Carlito" fo:font-size="12pt" officeooo:rsid="001552d1" officeooo:paragraph-rsid="001552d1" style:font-size-asian="12pt" style:font-name-complex="Arial" style:font-size-complex="12pt"/>
    </style:style>
    <style:style style:name="P28" style:family="paragraph" style:parent-style-name="Standard">
      <style:paragraph-properties fo:margin-top="0in" fo:margin-bottom="0.1in" loext:contextual-spacing="false" fo:line-height="100%" fo:text-align="justify" style:justify-single-word="false">
        <style:tab-stops/>
      </style:paragraph-properties>
      <style:text-properties style:font-name="Carlito" fo:font-size="12pt" fo:font-weight="normal" officeooo:rsid="000a6c1d" officeooo:paragraph-rsid="001b1cf3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top="0in" fo:margin-bottom="0.1in" loext:contextual-spacing="false" fo:line-height="115%" fo:text-align="justify" style:justify-single-word="false" style:writing-mode="lr-tb">
        <style:tab-stops/>
      </style:paragraph-properties>
      <style:text-properties style:font-name="Carlito" fo:font-size="12pt" officeooo:rsid="000a6c1d" officeooo:paragraph-rsid="00136800" style:font-size-asian="12pt" style:font-name-complex="Arial" style:font-size-complex="12pt"/>
    </style:style>
    <style:style style:name="P3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 style:writing-mode="lr-tb"/>
      <style:text-properties style:font-name="Carlito" fo:font-size="20pt" style:text-underline-style="none" fo:font-weight="bold" officeooo:rsid="0019d6e7" officeooo:paragraph-rsid="0019d6e7" style:font-size-asian="20pt" style:font-weight-asian="bold" style:font-name-complex="Arial" style:font-size-complex="20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style:font-name="Carlito" fo:font-size="12pt" officeooo:rsid="00136800" officeooo:paragraph-rsid="00136800" style:font-size-asian="12pt" style:font-name-complex="Arial" style:font-size-complex="12pt"/>
    </style:style>
    <style:style style:name="P32" style:family="paragraph" style:parent-style-name="Standard">
      <style:paragraph-properties fo:margin-top="0in" fo:margin-bottom="0.1in" loext:contextual-spacing="false" fo:line-height="100%" fo:text-align="justify" style:justify-single-word="false">
        <style:tab-stops/>
      </style:paragraph-properties>
      <style:text-properties style:font-name="Carlito" fo:font-size="12pt" fo:font-weight="normal" officeooo:rsid="000a6c1d" officeooo:paragraph-rsid="001ddea0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margin-top="0in" fo:margin-bottom="0.1in" loext:contextual-spacing="false" fo:line-height="100%" fo:text-align="justify" style:justify-single-word="false">
        <style:tab-stops/>
      </style:paragraph-properties>
      <style:text-properties fo:color="#000000" style:font-name="Carlito" fo:font-size="12pt" fo:font-weight="normal" officeooo:rsid="00136800" officeooo:paragraph-rsid="001552d1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top="0.05in" fo:margin-bottom="0in" loext:contextual-spacing="false" fo:line-height="100%" fo:text-align="justify" style:justify-single-word="false" style:writing-mode="lr-tb"/>
      <style:text-properties style:font-name="Carlito" fo:font-size="12pt" officeooo:paragraph-rsid="001b1cf3" style:font-size-asian="12pt" style:font-name-complex="Arial" style:font-size-complex="12pt"/>
    </style:style>
    <style:style style:name="P36" style:family="paragraph" style:parent-style-name="Standard">
      <style:paragraph-properties fo:margin-top="0in" fo:margin-bottom="0.05in" loext:contextual-spacing="false" fo:line-height="115%" fo:text-align="justify" style:justify-single-word="false" style:writing-mode="lr-tb"/>
      <style:text-properties style:font-name="Carlito" fo:font-size="12pt" officeooo:rsid="00136800" officeooo:paragraph-rsid="00136800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069a" style:font-name-asian="Verdana" style:font-name-complex="Verdana"/>
    </style:style>
    <style:style style:name="T3" style:family="text">
      <style:text-properties officeooo:rsid="001552d1" style:font-name-asian="Verdana" style:font-name-complex="Verdana"/>
    </style:style>
    <style:style style:name="T4" style:family="text">
      <style:text-properties officeooo:rsid="00173635" style:font-name-asian="Verdana" style:font-name-complex="Verdana"/>
    </style:style>
    <style:style style:name="T5" style:family="text">
      <style:text-properties fo:letter-spacing="0.0016in" style:font-name-asian="Verdana" style:font-name-complex="Verdana"/>
    </style:style>
    <style:style style:name="T6" style:family="text">
      <style:text-properties fo:letter-spacing="0.0016in" officeooo:rsid="0004069a" style:font-name-asian="Verdana" style:font-name-complex="Verdana"/>
    </style:style>
    <style:style style:name="T7" style:family="text">
      <style:text-properties fo:letter-spacing="0.0016in" officeooo:rsid="00173635" style:font-name-asian="Verdana" style:font-name-complex="Verdana"/>
    </style:style>
    <style:style style:name="T8" style:family="text">
      <style:text-properties fo:letter-spacing="0.0016in" officeooo:rsid="0019d6e7" style:font-name-asian="Verdana" style:font-name-complex="Verdana"/>
    </style:style>
    <style:style style:name="T9" style:family="text">
      <style:text-properties officeooo:rsid="00173635"/>
    </style:style>
    <style:style style:name="T10" style:family="text">
      <style:text-properties officeooo:rsid="0019d6e7"/>
    </style:style>
    <style:style style:name="T11" style:family="text">
      <style:text-properties officeooo:rsid="001b1cf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0dd8a7"/>
    </style:style>
    <style:style style:name="T14" style:family="text">
      <style:text-properties style:text-underline-style="solid" style:text-underline-width="auto" style:text-underline-color="font-color" fo:font-weight="bold" officeooo:rsid="001b1cf3" style:font-weight-asian="bold" style:font-weight-complex="bold"/>
    </style:style>
    <style:style style:name="T15" style:family="text">
      <style:text-properties officeooo:rsid="001c1799"/>
    </style:style>
    <style:style style:name="T16" style:family="text">
      <style:text-properties officeooo:rsid="001ddea0"/>
    </style:style>
    <style:style style:name="T17" style:family="text">
      <style:text-properties fo:color="#000000"/>
    </style:style>
    <style:style style:name="T18" style:family="text">
      <style:text-properties fo:color="#000000" officeooo:rsid="001dde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ukun Tetangga RT 06/ RW 06</text:p>
      <text:p text:style-name="P15">Kelurahan Pulogadung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">Nomor</text:p>
          </table:table-cell>
          <table:table-cell table:style-name="Table5.A1" office:value-type="string">
            <text:p text:style-name="P7">:</text:p>
          </table:table-cell>
          <table:table-cell table:style-name="Table5.A1" office:value-type="string">
            <text:p text:style-name="P9"><text:span text:style-name="T2">00</text:span><text:span text:style-name="T4">...</text:span><text:span text:style-name="T2">/</text:span><text:span text:style-name="T3">...</text:span><text:span text:style-name="T2">/201</text:span><text:span text:style-name="T4">7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0"><text:span text:style-name="T2">Jakarta</text:span><text:span text:style-name="T5">, </text:span><text:span text:style-name="T8">2 November</text:span><text:span text:style-name="T6"> 201</text:span><text:span text:style-name="T7">7</text:span></text:p>
          </table:table-cell>
        </table:table-row>
        <table:table-row>
          <table:table-cell table:style-name="Table5.A1" office:value-type="string">
            <text:p text:style-name="P1">Hal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P13">Pemilihan Pengurus RT 06/ RW 06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4"/>
          </table:table-cell>
        </table:table-row>
      </table:table>
      <text:p text:style-name="P24"/>
      <text:p text:style-name="P24">Kepada Yth, Warga RT 06/ RW 06.</text:p>
      <text:p text:style-name="P27">Dengan Hormat,</text:p>
      <text:p text:style-name="P29"><text:tab/>Sesuai dengan berakhirnya masa tugas Pengurus RT 06/ RW 06 - Pulogadung, maka pada bulan November 2017, akan diadakan pemilihan pengurus RT 06/ RW 06 (Ketua RT, Sekretaris RT, dan Bendahara RT).</text:p>
      <text:p text:style-name="P34">1. Undangan Memenuhi Hak untuk Dipilih</text:p>
      <text:p text:style-name="P29"><text:tab/>Oleh karena itu kami memberi kesempatan kepada <text:span text:style-name="T1">warga</text:span> untuk <text:span text:style-name="T1">mencalonkan diri</text:span> menjadi <text:span text:style-name="T1">calon ketua</text:span> RT 06/ RW 06. Cara penyampaian dapat diberikan melalui satu dari tiga cara tersebut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a.</text:p>
          </table:table-cell>
          <table:table-cell table:style-name="Table2.A1" office:value-type="string">
            <text:p text:style-name="P11">Whatsapp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25">ke <text:span text:style-name="T11">WA </text:span>pak Yoyot Sumirat: 08<text:span text:style-name="T16">xx</text:span> <text:span text:style-name="T16">xxxx</text:span> <text:span text:style-name="T16">xxx</text:span></text:p>
          </table:table-cell>
        </table:table-row>
        <table:table-row>
          <table:table-cell table:style-name="Table2.A1" office:value-type="string">
            <text:p text:style-name="P11">b.</text:p>
          </table:table-cell>
          <table:table-cell table:style-name="Table2.A1" office:value-type="string">
            <text:p text:style-name="P11">SMS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32">ke <text:span text:style-name="T11">HP p</text:span>ak Yoyot Sumirat: <text:span text:style-name="T17">08</text:span><text:span text:style-name="T18">xx</text:span><text:span text:style-name="T17"> </text:span><text:span text:style-name="T18">xxxx</text:span><text:span text:style-name="T17"> </text:span><text:span text:style-name="T18">xxx</text:span></text:p>
          </table:table-cell>
        </table:table-row>
        <table:table-row>
          <table:table-cell table:style-name="Table2.A1" office:value-type="string">
            <text:p text:style-name="P4">c.</text:p>
          </table:table-cell>
          <table:table-cell table:style-name="Table2.A1" office:value-type="string">
            <text:p text:style-name="P11">Surat</text:p>
          </table:table-cell>
          <table:table-cell table:style-name="Table2.A1" office:value-type="string">
            <text:p text:style-name="P3">:</text:p>
          </table:table-cell>
          <table:table-cell table:style-name="Table2.A1" office:value-type="string">
            <text:p text:style-name="P28">ke <text:span text:style-name="T11">rumah </text:span>pak Yoyot Sumirat</text:p>
          </table:table-cell>
        </table:table-row>
      </table:table>
      <text:p text:style-name="P26">Batas waktu penyampaian, untuk mencalonkan diri adalah hari Kamis 09 November 2017 jam 24.00 WIB.</text:p>
      <text:p text:style-name="P34"><text:span text:style-name="T10">2</text:span>. Undangan Memenuhi Hak untuk <text:span text:style-name="T10">Mem</text:span>ilih</text:p>
      <text:p text:style-name="P31"><text:tab/>Diharapkan kehadiran <text:span text:style-name="T1">warga</text:span> RT 06/ RW 06, pada tanggal 12 November 2017, Jam 10.00 sd selesai, untuk <text:span text:style-name="T1">memilih</text:span><text:span text:style-name="T12">,</text:span> <text:span text:style-name="T1">ketua</text:span> RT 06/ RW 06, di <text:span text:style-name="T15">Aula Serba Guna RW 06, Kayu Putih VA.</text:span></text:p>
      <text:p text:style-name="P36">Masa depan RT 06/ RW 06, tergantung dari kehadiran warganya.</text:p>
      <text:p text:style-name="P31"><text:tab/>Demikanlah Pengumuman ini, <text:span text:style-name="T11">a</text:span>tas perhatian dan kerjasamanya kami <text:span text:style-name="T16">meng</text:span>ucapkan terimakasih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0">Jakarta, <text:s text:c="2"/><text:span text:style-name="T11">2 November </text:span>201<text:span text:style-name="T9">7</text:span></text:p>
          </table:table-cell>
        </table:table-row>
        <table:table-row>
          <table:table-cell table:style-name="Table3.A1" office:value-type="string">
            <text:p text:style-name="P21">Mengetahui</text:p>
            <text:p text:style-name="P21">Ketua RT 06/ RW 06</text:p>
            <text:p text:style-name="P21"/>
            <text:p text:style-name="P21"/>
            <text:p text:style-name="P21"/>
            <text:p text:style-name="P19"><text:span text:style-name="T13">(</text:span><text:span text:style-name="T14">Gunawan Sakri</text:span><text:span text:style-name="T13">)</text:span>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2">Panitia Pemilihan</text:p>
            <text:p text:style-name="P22">Ketua</text:p>
            <text:p text:style-name="P18"/>
            <text:p text:style-name="P18"/>
            <text:p text:style-name="P18"/>
            <text:p text:style-name="P18"><text:span text:style-name="T13">(</text:span><text:span text:style-name="T14">Yoyot Sumirat</text:span><text:span text:style-name="T13">)</text:span></text:p>
          </table:table-cell>
        </table:table-row>
      </table:table>
      <text:p text:style-name="P35"><text:span text:style-name="T11">Tembusa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6">Yth: 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16">- Ketua RW 06</text:p>
            <text:p text:style-name="P14">- Para Ketua RT di RW 06 (RT 01 sd RT 05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, Verdan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1in" fo:margin-bottom="1in" fo:margin-left="1in" fo:margin-right="1in" style:writing-mode="lr-tb" style:layout-grid-color="#c0c0c0" style:layout-grid-lines="4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meta:creation-date>2011-04-21T10:32:00</meta:creation-date>
    <dc:date>2017-11-07T09:51:24.562076950</dc:date>
    <meta:print-date>2015-12-28T17:43:01.222128003</meta:print-date>
    <meta:editing-cycles>29</meta:editing-cycles>
    <meta:editing-duration>PT3H26M12S</meta:editing-duration>
    <meta:generator>LibreOffice/5.4.2.2.0$Linux_X86_64 LibreOffice_project/40m0$Build-2</meta:generator>
    <meta:printed-by>epsi </meta:printed-by>
    <meta:document-statistic meta:table-count="4" meta:image-count="0" meta:object-count="0" meta:page-count="1" meta:paragraph-count="43" meta:word-count="237" meta:character-count="1341" meta:non-whitespace-character-count="1140"/>
  </office:meta>
</office:document-meta>
</file>